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43775</text:p>
          </table:table-cell>
          <table:table-cell office:value-type="string" calcext:value-type="string">
            <text:p>2025-11-13 14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044" calcext:value-type="float">
            <text:p>7.3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75</text:p>
          </table:table-cell>
          <table:table-cell office:value-type="string" calcext:value-type="string">
            <text:p>2025-10-14 14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1296" calcext:value-type="float">
            <text:p>7.3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75</text:p>
          </table:table-cell>
          <table:table-cell office:value-type="string" calcext:value-type="string">
            <text:p>2025-09-16 15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75</text:p>
          </table:table-cell>
          <table:table-cell office:value-type="string" calcext:value-type="string">
            <text:p>2025-03-24 20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2024" calcext:value-type="float">
            <text:p>7.8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75</text:p>
          </table:table-cell>
          <table:table-cell office:value-type="string" calcext:value-type="string">
            <text:p>2024-11-14 14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6496" calcext:value-type="float">
            <text:p>7.0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75</text:p>
          </table:table-cell>
          <table:table-cell office:value-type="string" calcext:value-type="string">
            <text:p>2024-10-16 16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5536" calcext:value-type="float">
            <text:p>6.95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75</text:p>
          </table:table-cell>
          <table:table-cell office:value-type="string" calcext:value-type="string">
            <text:p>2024-04-08 14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38" calcext:value-type="float">
            <text:p>7.5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75</text:p>
          </table:table-cell>
          <table:table-cell office:value-type="string" calcext:value-type="string">
            <text:p>2024-03-12 15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38" calcext:value-type="float">
            <text:p>7.5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75</text:p>
          </table:table-cell>
          <table:table-cell office:value-type="string" calcext:value-type="string">
            <text:p>2023-11-07 15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75</text:p>
          </table:table-cell>
          <table:table-cell office:value-type="string" calcext:value-type="string">
            <text:p>2023-10-16 14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75</text:p>
          </table:table-cell>
          <table:table-cell office:value-type="string" calcext:value-type="string">
            <text:p>2023-09-25 15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0032" calcext:value-type="float">
            <text:p>9.40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75</text:p>
          </table:table-cell>
          <table:table-cell office:value-type="string" calcext:value-type="string">
            <text:p>2023-05-03 15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9544" calcext:value-type="float">
            <text:p>7.01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75</text:p>
          </table:table-cell>
          <table:table-cell office:value-type="string" calcext:value-type="string">
            <text:p>2023-03-28 14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7008" calcext:value-type="float">
            <text:p>8.82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75</text:p>
          </table:table-cell>
          <table:table-cell office:value-type="string" calcext:value-type="string">
            <text:p>2022-11-09 13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9288" calcext:value-type="float">
            <text:p>8.01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75</text:p>
          </table:table-cell>
          <table:table-cell office:value-type="string" calcext:value-type="string">
            <text:p>2022-10-10 14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1464" calcext:value-type="float">
            <text:p>7.14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75</text:p>
          </table:table-cell>
          <table:table-cell office:value-type="string" calcext:value-type="string">
            <text:p>2022-09-20 14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75</text:p>
          </table:table-cell>
          <table:table-cell office:value-type="string" calcext:value-type="string">
            <text:p>2022-04-20 14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0144" calcext:value-type="float">
            <text:p>8.0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75</text:p>
          </table:table-cell>
          <table:table-cell office:value-type="string" calcext:value-type="string">
            <text:p>2022-03-21 14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956" calcext:value-type="float">
            <text:p>7.9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75</text:p>
          </table:table-cell>
          <table:table-cell office:value-type="string" calcext:value-type="string">
            <text:p>2021-11-04 14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4024" calcext:value-type="float">
            <text:p>8.57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75</text:p>
          </table:table-cell>
          <table:table-cell office:value-type="string" calcext:value-type="string">
            <text:p>2021-10-05 14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4904" calcext:value-type="float">
            <text:p>7.9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75</text:p>
          </table:table-cell>
          <table:table-cell office:value-type="string" calcext:value-type="string">
            <text:p>2021-09-07 14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0144" calcext:value-type="float">
            <text:p>8.0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75</text:p>
          </table:table-cell>
          <table:table-cell office:value-type="string" calcext:value-type="string">
            <text:p>2021-04-06 14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2424" calcext:value-type="float">
            <text:p>7.2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75</text:p>
          </table:table-cell>
          <table:table-cell office:value-type="string" calcext:value-type="string">
            <text:p>2021-03-08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75</text:p>
          </table:table-cell>
          <table:table-cell office:value-type="string" calcext:value-type="string">
            <text:p>2020-11-02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3448" calcext:value-type="float">
            <text:p>7.01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75</text:p>
          </table:table-cell>
          <table:table-cell office:value-type="string" calcext:value-type="string">
            <text:p>2020-10-07 14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75</text:p>
          </table:table-cell>
          <table:table-cell office:value-type="string" calcext:value-type="string">
            <text:p>2020-09-08 15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8416" calcext:value-type="float">
            <text:p>7.1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75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8416" calcext:value-type="float">
            <text:p>7.1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75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2384" calcext:value-type="float">
            <text:p>6.8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75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3448" calcext:value-type="float">
            <text:p>7.01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75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2824" calcext:value-type="float">
            <text:p>6.5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75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2968" calcext:value-type="float">
            <text:p>6.9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75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1296" calcext:value-type="float">
            <text:p>7.3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75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6936" calcext:value-type="float">
            <text:p>6.72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75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0856" calcext:value-type="float">
            <text:p>7.6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75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6224" calcext:value-type="float">
            <text:p>7.1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75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3968" calcext:value-type="float">
            <text:p>7.3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75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5296" calcext:value-type="float">
            <text:p>8.84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75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2696" calcext:value-type="float">
            <text:p>7.0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75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4784" calcext:value-type="float">
            <text:p>7.0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75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9752" calcext:value-type="float">
            <text:p>7.15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75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9984" calcext:value-type="float">
            <text:p>6.72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75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2864" calcext:value-type="float">
            <text:p>6.9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75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0336" calcext:value-type="float">
            <text:p>7.2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75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2968" calcext:value-type="float">
            <text:p>6.9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75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1312" calcext:value-type="float">
            <text:p>8.21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75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8584" calcext:value-type="float">
            <text:p>6.95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75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1464" calcext:value-type="float">
            <text:p>7.14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75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024" calcext:value-type="float">
            <text:p>13.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75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5488" calcext:value-type="float">
            <text:p>8.09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75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75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1816" calcext:value-type="float">
            <text:p>7.6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75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75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75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6704" calcext:value-type="float">
            <text:p>7.1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75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75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75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2944" calcext:value-type="float">
            <text:p>7.5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75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6744" calcext:value-type="float">
            <text:p>7.4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75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75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75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2928" calcext:value-type="float">
            <text:p>6.66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75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6528" calcext:value-type="float">
            <text:p>8.79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75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0776" calcext:value-type="float">
            <text:p>6.97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75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7304" calcext:value-type="float">
            <text:p>8.14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75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0944" calcext:value-type="float">
            <text:p>6.7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75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2928" calcext:value-type="float">
            <text:p>6.66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75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9336" calcext:value-type="float">
            <text:p>6.8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75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2336" calcext:value-type="float">
            <text:p>8.0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75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8336" calcext:value-type="float">
            <text:p>6.49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75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2864" calcext:value-type="float">
            <text:p>6.9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75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1064" calcext:value-type="float">
            <text:p>7.7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75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0352" calcext:value-type="float">
            <text:p>8.1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75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4944" calcext:value-type="float">
            <text:p>8.31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75</text:p>
          </table:table-cell>
          <table:table-cell office:value-type="string" calcext:value-type="string">
            <text:p>200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48768" calcext:value-type="float">
            <text:p>-0.0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75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4152" calcext:value-type="float">
            <text:p>8.07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75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0896" calcext:value-type="float">
            <text:p>7.9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75</text:p>
          </table:table-cell>
          <table:table-cell office:value-type="string" calcext:value-type="string">
            <text:p>200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0272" calcext:value-type="float">
            <text:p>7.5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75</text:p>
          </table:table-cell>
          <table:table-cell office:value-type="string" calcext:value-type="string">
            <text:p>200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2024" calcext:value-type="float">
            <text:p>7.8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75</text:p>
          </table:table-cell>
          <table:table-cell office:value-type="string" calcext:value-type="string">
            <text:p>200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4192" calcext:value-type="float">
            <text:p>8.39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75</text:p>
          </table:table-cell>
          <table:table-cell office:value-type="string" calcext:value-type="string">
            <text:p>200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2816" calcext:value-type="float">
            <text:p>8.0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75</text:p>
          </table:table-cell>
          <table:table-cell office:value-type="string" calcext:value-type="string">
            <text:p>200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5616" calcext:value-type="float">
            <text:p>7.5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75</text:p>
          </table:table-cell>
          <table:table-cell office:value-type="string" calcext:value-type="string">
            <text:p>200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5552" calcext:value-type="float">
            <text:p>7.8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75</text:p>
          </table:table-cell>
          <table:table-cell office:value-type="string" calcext:value-type="string">
            <text:p>200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8536" calcext:value-type="float">
            <text:p>8.0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75</text:p>
          </table:table-cell>
          <table:table-cell office:value-type="string" calcext:value-type="string">
            <text:p>200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75</text:p>
          </table:table-cell>
          <table:table-cell office:value-type="string" calcext:value-type="string">
            <text:p>200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4048" calcext:value-type="float">
            <text:p>8.0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75</text:p>
          </table:table-cell>
          <table:table-cell office:value-type="string" calcext:value-type="string">
            <text:p>200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0144" calcext:value-type="float">
            <text:p>8.0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75</text:p>
          </table:table-cell>
          <table:table-cell office:value-type="string" calcext:value-type="string">
            <text:p>200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0288" calcext:value-type="float">
            <text:p>8.40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75</text:p>
          </table:table-cell>
          <table:table-cell office:value-type="string" calcext:value-type="string">
            <text:p>200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8344" calcext:value-type="float">
            <text:p>8.84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75</text:p>
          </table:table-cell>
          <table:table-cell office:value-type="string" calcext:value-type="string">
            <text:p>200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6992" calcext:value-type="float">
            <text:p>7.9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75</text:p>
          </table:table-cell>
          <table:table-cell office:value-type="string" calcext:value-type="string">
            <text:p>200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5656" calcext:value-type="float">
            <text:p>7.9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75</text:p>
          </table:table-cell>
          <table:table-cell office:value-type="string" calcext:value-type="string">
            <text:p>200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8096" calcext:value-type="float">
            <text:p>8.38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75</text:p>
          </table:table-cell>
          <table:table-cell office:value-type="string" calcext:value-type="string">
            <text:p>200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6616" calcext:value-type="float">
            <text:p>7.9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75</text:p>
          </table:table-cell>
          <table:table-cell office:value-type="string" calcext:value-type="string">
            <text:p>200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5904" calcext:value-type="float">
            <text:p>8.37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75</text:p>
          </table:table-cell>
          <table:table-cell office:value-type="string" calcext:value-type="string">
            <text:p>200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3232" calcext:value-type="float">
            <text:p>8.33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75</text:p>
          </table:table-cell>
          <table:table-cell office:value-type="string" calcext:value-type="string">
            <text:p>200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75</text:p>
          </table:table-cell>
          <table:table-cell office:value-type="string" calcext:value-type="string">
            <text:p>200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75</text:p>
          </table:table-cell>
          <table:table-cell office:value-type="string" calcext:value-type="string">
            <text:p>200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908" calcext:value-type="float">
            <text:p>7.8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75</text:p>
          </table:table-cell>
          <table:table-cell office:value-type="string" calcext:value-type="string">
            <text:p>200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7432" calcext:value-type="float">
            <text:p>7.6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75</text:p>
          </table:table-cell>
          <table:table-cell office:value-type="string" calcext:value-type="string">
            <text:p>200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4984" calcext:value-type="float">
            <text:p>8.63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75</text:p>
          </table:table-cell>
          <table:table-cell office:value-type="string" calcext:value-type="string">
            <text:p>200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1336" calcext:value-type="float">
            <text:p>7.6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75</text:p>
          </table:table-cell>
          <table:table-cell office:value-type="string" calcext:value-type="string">
            <text:p>200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0704" calcext:value-type="float">
            <text:p>8.68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75</text:p>
          </table:table-cell>
          <table:table-cell office:value-type="string" calcext:value-type="string">
            <text:p>200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7176" calcext:value-type="float">
            <text:p>8.64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75</text:p>
          </table:table-cell>
          <table:table-cell office:value-type="string" calcext:value-type="string">
            <text:p>200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1232" calcext:value-type="float">
            <text:p>7.5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75</text:p>
          </table:table-cell>
          <table:table-cell office:value-type="string" calcext:value-type="string">
            <text:p>200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5344" calcext:value-type="float">
            <text:p>7.7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75</text:p>
          </table:table-cell>
          <table:table-cell office:value-type="string" calcext:value-type="string">
            <text:p>200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75</text:p>
          </table:table-cell>
          <table:table-cell office:value-type="string" calcext:value-type="string">
            <text:p>200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502" calcext:value-type="float">
            <text:p>9.685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75</text:p>
          </table:table-cell>
          <table:table-cell office:value-type="string" calcext:value-type="string">
            <text:p>200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7936" calcext:value-type="float">
            <text:p>7.1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75</text:p>
          </table:table-cell>
          <table:table-cell office:value-type="string" calcext:value-type="string">
            <text:p>200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75</text:p>
          </table:table-cell>
          <table:table-cell office:value-type="string" calcext:value-type="string">
            <text:p>200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0152" calcext:value-type="float">
            <text:p>6.5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75</text:p>
          </table:table-cell>
          <table:table-cell office:value-type="string" calcext:value-type="string">
            <text:p>200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5496" calcext:value-type="float">
            <text:p>6.63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75</text:p>
          </table:table-cell>
          <table:table-cell office:value-type="string" calcext:value-type="string">
            <text:p>200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4304" calcext:value-type="float">
            <text:p>7.0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75</text:p>
          </table:table-cell>
          <table:table-cell office:value-type="string" calcext:value-type="string">
            <text:p>200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1" calcext:value-type="float">
            <text:p>8.0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75</text:p>
          </table:table-cell>
          <table:table-cell office:value-type="string" calcext:value-type="string">
            <text:p>200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4216" calcext:value-type="float">
            <text:p>7.8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75</text:p>
          </table:table-cell>
          <table:table-cell office:value-type="string" calcext:value-type="string">
            <text:p>200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2024" calcext:value-type="float">
            <text:p>7.8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75</text:p>
          </table:table-cell>
          <table:table-cell office:value-type="string" calcext:value-type="string">
            <text:p>200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3336" calcext:value-type="float">
            <text:p>8.40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75</text:p>
          </table:table-cell>
          <table:table-cell office:value-type="string" calcext:value-type="string">
            <text:p>200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0144" calcext:value-type="float">
            <text:p>8.0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75</text:p>
          </table:table-cell>
          <table:table-cell office:value-type="string" calcext:value-type="string">
            <text:p>200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8912" calcext:value-type="float">
            <text:p>8.05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75</text:p>
          </table:table-cell>
          <table:table-cell office:value-type="string" calcext:value-type="string">
            <text:p>200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4552" calcext:value-type="float">
            <text:p>7.4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75</text:p>
          </table:table-cell>
          <table:table-cell office:value-type="string" calcext:value-type="string">
            <text:p>200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8056" calcext:value-type="float">
            <text:p>8.0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75</text:p>
          </table:table-cell>
          <table:table-cell office:value-type="string" calcext:value-type="string">
            <text:p>200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7408" calcext:value-type="float">
            <text:p>8.21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75</text:p>
          </table:table-cell>
          <table:table-cell office:value-type="string" calcext:value-type="string">
            <text:p>200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2336" calcext:value-type="float">
            <text:p>8.0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75</text:p>
          </table:table-cell>
          <table:table-cell office:value-type="string" calcext:value-type="string">
            <text:p>200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4256" calcext:value-type="float">
            <text:p>8.1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75</text:p>
          </table:table-cell>
          <table:table-cell office:value-type="string" calcext:value-type="string">
            <text:p>200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62" calcext:value-type="float">
            <text:p>7.6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75</text:p>
          </table:table-cell>
          <table:table-cell office:value-type="string" calcext:value-type="string">
            <text:p>200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1816" calcext:value-type="float">
            <text:p>7.6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75</text:p>
          </table:table-cell>
          <table:table-cell office:value-type="string" calcext:value-type="string">
            <text:p>200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7032" calcext:value-type="float">
            <text:p>8.25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75</text:p>
          </table:table-cell>
          <table:table-cell office:value-type="string" calcext:value-type="string">
            <text:p>200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7016" calcext:value-type="float">
            <text:p>7.3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75</text:p>
          </table:table-cell>
          <table:table-cell office:value-type="string" calcext:value-type="string">
            <text:p>200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2568" calcext:value-type="float">
            <text:p>7.5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75</text:p>
          </table:table-cell>
          <table:table-cell office:value-type="string" calcext:value-type="string">
            <text:p>200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6264" calcext:value-type="float">
            <text:p>7.4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75</text:p>
          </table:table-cell>
          <table:table-cell office:value-type="string" calcext:value-type="string">
            <text:p>199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4968" calcext:value-type="float">
            <text:p>7.74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75</text:p>
          </table:table-cell>
          <table:table-cell office:value-type="string" calcext:value-type="string">
            <text:p>199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6368" calcext:value-type="float">
            <text:p>7.5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75</text:p>
          </table:table-cell>
          <table:table-cell office:value-type="string" calcext:value-type="string">
            <text:p>199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0064" calcext:value-type="float">
            <text:p>7.3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75</text:p>
          </table:table-cell>
          <table:table-cell office:value-type="string" calcext:value-type="string">
            <text:p>199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236" calcext:value-type="float">
            <text:p>7.4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75</text:p>
          </table:table-cell>
          <table:table-cell office:value-type="string" calcext:value-type="string">
            <text:p>199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3816" calcext:value-type="float">
            <text:p>8.43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75</text:p>
          </table:table-cell>
          <table:table-cell office:value-type="string" calcext:value-type="string">
            <text:p>199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2816" calcext:value-type="float">
            <text:p>8.0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75</text:p>
          </table:table-cell>
          <table:table-cell office:value-type="string" calcext:value-type="string">
            <text:p>199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6888" calcext:value-type="float">
            <text:p>7.86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75</text:p>
          </table:table-cell>
          <table:table-cell office:value-type="string" calcext:value-type="string">
            <text:p>199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372" calcext:value-type="float">
            <text:p>6.9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75</text:p>
          </table:table-cell>
          <table:table-cell office:value-type="string" calcext:value-type="string">
            <text:p>199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764" calcext:value-type="float">
            <text:p>7.7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75</text:p>
          </table:table-cell>
          <table:table-cell office:value-type="string" calcext:value-type="string">
            <text:p>199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0944" calcext:value-type="float">
            <text:p>6.7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75</text:p>
          </table:table-cell>
          <table:table-cell office:value-type="string" calcext:value-type="string">
            <text:p>199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1736" calcext:value-type="float">
            <text:p>7.03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75</text:p>
          </table:table-cell>
          <table:table-cell office:value-type="string" calcext:value-type="string">
            <text:p>199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7688" calcext:value-type="float">
            <text:p>6.64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75</text:p>
          </table:table-cell>
          <table:table-cell office:value-type="string" calcext:value-type="string">
            <text:p>199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5848" calcext:value-type="float">
            <text:p>7.16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75</text:p>
          </table:table-cell>
          <table:table-cell office:value-type="string" calcext:value-type="string">
            <text:p>199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2928" calcext:value-type="float">
            <text:p>6.66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75</text:p>
          </table:table-cell>
          <table:table-cell office:value-type="string" calcext:value-type="string">
            <text:p>199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936" calcext:value-type="float">
            <text:p>6.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75</text:p>
          </table:table-cell>
          <table:table-cell office:value-type="string" calcext:value-type="string">
            <text:p>199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4216" calcext:value-type="float">
            <text:p>7.8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75</text:p>
          </table:table-cell>
          <table:table-cell office:value-type="string" calcext:value-type="string">
            <text:p>199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1528" calcext:value-type="float">
            <text:p>6.89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75</text:p>
          </table:table-cell>
          <table:table-cell office:value-type="string" calcext:value-type="string">
            <text:p>199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4952" calcext:value-type="float">
            <text:p>6.85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75</text:p>
          </table:table-cell>
          <table:table-cell office:value-type="string" calcext:value-type="string">
            <text:p>199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75</text:p>
          </table:table-cell>
          <table:table-cell office:value-type="string" calcext:value-type="string">
            <text:p>199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75</text:p>
          </table:table-cell>
          <table:table-cell office:value-type="string" calcext:value-type="string">
            <text:p>199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3548" calcext:value-type="float">
            <text:p>7.81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75</text:p>
          </table:table-cell>
          <table:table-cell office:value-type="string" calcext:value-type="string">
            <text:p>199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1752" calcext:value-type="float">
            <text:p>7.9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75</text:p>
          </table:table-cell>
          <table:table-cell office:value-type="string" calcext:value-type="string">
            <text:p>199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75</text:p>
          </table:table-cell>
          <table:table-cell office:value-type="string" calcext:value-type="string">
            <text:p>199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7848" calcext:value-type="float">
            <text:p>7.9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75</text:p>
          </table:table-cell>
          <table:table-cell office:value-type="string" calcext:value-type="string">
            <text:p>199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4176" calcext:value-type="float">
            <text:p>7.5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75</text:p>
          </table:table-cell>
          <table:table-cell office:value-type="string" calcext:value-type="string">
            <text:p>199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3672" calcext:value-type="float">
            <text:p>8.04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75</text:p>
          </table:table-cell>
          <table:table-cell office:value-type="string" calcext:value-type="string">
            <text:p>199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3072" calcext:value-type="float">
            <text:p>7.0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75</text:p>
          </table:table-cell>
          <table:table-cell office:value-type="string" calcext:value-type="string">
            <text:p>199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6952" calcext:value-type="float">
            <text:p>7.6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75</text:p>
          </table:table-cell>
          <table:table-cell office:value-type="string" calcext:value-type="string">
            <text:p>199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2152" calcext:value-type="float">
            <text:p>7.3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75</text:p>
          </table:table-cell>
          <table:table-cell office:value-type="string" calcext:value-type="string">
            <text:p>199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6808" calcext:value-type="float">
            <text:p>7.22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75</text:p>
          </table:table-cell>
          <table:table-cell office:value-type="string" calcext:value-type="string">
            <text:p>199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7768" calcext:value-type="float">
            <text:p>7.28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75</text:p>
          </table:table-cell>
          <table:table-cell office:value-type="string" calcext:value-type="string">
            <text:p>199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7832" calcext:value-type="float">
            <text:p>7.0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75</text:p>
          </table:table-cell>
          <table:table-cell office:value-type="string" calcext:value-type="string">
            <text:p>199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1152" calcext:value-type="float">
            <text:p>6.9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75</text:p>
          </table:table-cell>
          <table:table-cell office:value-type="string" calcext:value-type="string">
            <text:p>199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5244" calcext:value-type="float">
            <text:p>6.905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75</text:p>
          </table:table-cell>
          <table:table-cell office:value-type="string" calcext:value-type="string">
            <text:p>199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4512" calcext:value-type="float">
            <text:p>7.14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75</text:p>
          </table:table-cell>
          <table:table-cell office:value-type="string" calcext:value-type="string">
            <text:p>199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8416" calcext:value-type="float">
            <text:p>7.1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75</text:p>
          </table:table-cell>
          <table:table-cell office:value-type="string" calcext:value-type="string">
            <text:p>199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852" calcext:value-type="float">
            <text:p>7.2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75</text:p>
          </table:table-cell>
          <table:table-cell office:value-type="string" calcext:value-type="string">
            <text:p>199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6768" calcext:value-type="float">
            <text:p>6.90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75</text:p>
          </table:table-cell>
          <table:table-cell office:value-type="string" calcext:value-type="string">
            <text:p>199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5224" calcext:value-type="float">
            <text:p>6.74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75</text:p>
          </table:table-cell>
          <table:table-cell office:value-type="string" calcext:value-type="string">
            <text:p>199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9128" calcext:value-type="float">
            <text:p>6.73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75</text:p>
          </table:table-cell>
          <table:table-cell office:value-type="string" calcext:value-type="string">
            <text:p>199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0152" calcext:value-type="float">
            <text:p>6.5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75</text:p>
          </table:table-cell>
          <table:table-cell office:value-type="string" calcext:value-type="string">
            <text:p>199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3072" calcext:value-type="float">
            <text:p>7.0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75</text:p>
          </table:table-cell>
          <table:table-cell office:value-type="string" calcext:value-type="string">
            <text:p>199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3344" calcext:value-type="float">
            <text:p>6.9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75</text:p>
          </table:table-cell>
          <table:table-cell office:value-type="string" calcext:value-type="string">
            <text:p>199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1152" calcext:value-type="float">
            <text:p>6.9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75</text:p>
          </table:table-cell>
          <table:table-cell office:value-type="string" calcext:value-type="string">
            <text:p>199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6664" calcext:value-type="float">
            <text:p>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75</text:p>
          </table:table-cell>
          <table:table-cell office:value-type="string" calcext:value-type="string">
            <text:p>199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2816" calcext:value-type="float">
            <text:p>8.0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75</text:p>
          </table:table-cell>
          <table:table-cell office:value-type="string" calcext:value-type="string">
            <text:p>199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7304" calcext:value-type="float">
            <text:p>8.14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75</text:p>
          </table:table-cell>
          <table:table-cell office:value-type="string" calcext:value-type="string">
            <text:p>199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4632" calcext:value-type="float">
            <text:p>8.1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75</text:p>
          </table:table-cell>
          <table:table-cell office:value-type="string" calcext:value-type="string">
            <text:p>199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1104" calcext:value-type="float">
            <text:p>8.0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75</text:p>
          </table:table-cell>
          <table:table-cell office:value-type="string" calcext:value-type="string">
            <text:p>199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1772" calcext:value-type="float">
            <text:p>8.08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75</text:p>
          </table:table-cell>
          <table:table-cell office:value-type="string" calcext:value-type="string">
            <text:p>199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2064" calcext:value-type="float">
            <text:p>8.1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75</text:p>
          </table:table-cell>
          <table:table-cell office:value-type="string" calcext:value-type="string">
            <text:p>199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8432" calcext:value-type="float">
            <text:p>8.02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75</text:p>
          </table:table-cell>
          <table:table-cell office:value-type="string" calcext:value-type="string">
            <text:p>199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3776" calcext:value-type="float">
            <text:p>8.1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75</text:p>
          </table:table-cell>
          <table:table-cell office:value-type="string" calcext:value-type="string">
            <text:p>199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2064" calcext:value-type="float">
            <text:p>8.1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75</text:p>
          </table:table-cell>
          <table:table-cell office:value-type="string" calcext:value-type="string">
            <text:p>199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9392" calcext:value-type="float">
            <text:p>8.08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75</text:p>
          </table:table-cell>
          <table:table-cell office:value-type="string" calcext:value-type="string">
            <text:p>199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9288" calcext:value-type="float">
            <text:p>8.01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75</text:p>
          </table:table-cell>
          <table:table-cell office:value-type="string" calcext:value-type="string">
            <text:p>199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1376" calcext:value-type="float">
            <text:p>7.96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75</text:p>
          </table:table-cell>
          <table:table-cell office:value-type="string" calcext:value-type="string">
            <text:p>199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1312" calcext:value-type="float">
            <text:p>8.21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75</text:p>
          </table:table-cell>
          <table:table-cell office:value-type="string" calcext:value-type="string">
            <text:p>199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82" calcext:value-type="float">
            <text:p>8.45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75</text:p>
          </table:table-cell>
          <table:table-cell office:value-type="string" calcext:value-type="string">
            <text:p>199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75</text:p>
          </table:table-cell>
          <table:table-cell office:value-type="string" calcext:value-type="string">
            <text:p>198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9744" calcext:value-type="float">
            <text:p>8.61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75</text:p>
          </table:table-cell>
          <table:table-cell office:value-type="string" calcext:value-type="string">
            <text:p>198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964" calcext:value-type="float">
            <text:p>8.54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75</text:p>
          </table:table-cell>
          <table:table-cell office:value-type="string" calcext:value-type="string">
            <text:p>198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6592" calcext:value-type="float">
            <text:p>8.54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75</text:p>
          </table:table-cell>
          <table:table-cell office:value-type="string" calcext:value-type="string">
            <text:p>198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964" calcext:value-type="float">
            <text:p>8.54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75</text:p>
          </table:table-cell>
          <table:table-cell office:value-type="string" calcext:value-type="string">
            <text:p>198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8848" calcext:value-type="float">
            <text:p>8.30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75</text:p>
          </table:table-cell>
          <table:table-cell office:value-type="string" calcext:value-type="string">
            <text:p>198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7344" calcext:value-type="float">
            <text:p>8.46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75</text:p>
          </table:table-cell>
          <table:table-cell office:value-type="string" calcext:value-type="string">
            <text:p>198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0096" calcext:value-type="float">
            <text:p>9.15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75</text:p>
          </table:table-cell>
          <table:table-cell office:value-type="string" calcext:value-type="string">
            <text:p>198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6296" calcext:value-type="float">
            <text:p>9.22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75</text:p>
          </table:table-cell>
          <table:table-cell office:value-type="string" calcext:value-type="string">
            <text:p>198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5924" calcext:value-type="float">
            <text:p>8.535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75</text:p>
          </table:table-cell>
          <table:table-cell office:value-type="string" calcext:value-type="string">
            <text:p>198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75</text:p>
          </table:table-cell>
          <table:table-cell office:value-type="string" calcext:value-type="string">
            <text:p>198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75</text:p>
          </table:table-cell>
          <table:table-cell office:value-type="string" calcext:value-type="string">
            <text:p>198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7848" calcext:value-type="float">
            <text:p>7.9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75</text:p>
          </table:table-cell>
          <table:table-cell office:value-type="string" calcext:value-type="string">
            <text:p>198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716" calcext:value-type="float">
            <text:p>7.7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75</text:p>
          </table:table-cell>
          <table:table-cell office:value-type="string" calcext:value-type="string">
            <text:p>198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4008" calcext:value-type="float">
            <text:p>7.6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75</text:p>
          </table:table-cell>
          <table:table-cell office:value-type="string" calcext:value-type="string">
            <text:p>198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6" calcext:value-type="float">
            <text:p>7.3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75</text:p>
          </table:table-cell>
          <table:table-cell office:value-type="string" calcext:value-type="string">
            <text:p>198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8976" calcext:value-type="float">
            <text:p>7.8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75</text:p>
          </table:table-cell>
          <table:table-cell office:value-type="string" calcext:value-type="string">
            <text:p>198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6888" calcext:value-type="float">
            <text:p>7.86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75</text:p>
          </table:table-cell>
          <table:table-cell office:value-type="string" calcext:value-type="string">
            <text:p>198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276" calcext:value-type="float">
            <text:p>6.8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75</text:p>
          </table:table-cell>
          <table:table-cell office:value-type="string" calcext:value-type="string">
            <text:p>198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564" calcext:value-type="float">
            <text:p>7.0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75</text:p>
          </table:table-cell>
          <table:table-cell office:value-type="string" calcext:value-type="string">
            <text:p>198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004" calcext:value-type="float">
            <text:p>7.9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75</text:p>
          </table:table-cell>
          <table:table-cell office:value-type="string" calcext:value-type="string">
            <text:p>198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5576" calcext:value-type="float">
            <text:p>7.27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75</text:p>
          </table:table-cell>
          <table:table-cell office:value-type="string" calcext:value-type="string">
            <text:p>198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8352" calcext:value-type="float">
            <text:p>7.3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75</text:p>
          </table:table-cell>
          <table:table-cell office:value-type="string" calcext:value-type="string">
            <text:p>198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1904" calcext:value-type="float">
            <text:p>6.8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75</text:p>
          </table:table-cell>
          <table:table-cell office:value-type="string" calcext:value-type="string">
            <text:p>198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0672" calcext:value-type="float">
            <text:p>6.90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75</text:p>
          </table:table-cell>
          <table:table-cell office:value-type="string" calcext:value-type="string">
            <text:p>198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4948" calcext:value-type="float">
            <text:p>7.584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75</text:p>
          </table:table-cell>
          <table:table-cell office:value-type="string" calcext:value-type="string">
            <text:p>198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2048" calcext:value-type="float">
            <text:p>7.2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75</text:p>
          </table:table-cell>
          <table:table-cell office:value-type="string" calcext:value-type="string">
            <text:p>198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2088" calcext:value-type="float">
            <text:p>7.5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75</text:p>
          </table:table-cell>
          <table:table-cell office:value-type="string" calcext:value-type="string">
            <text:p>198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6368" calcext:value-type="float">
            <text:p>7.5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775</text:p>
          </table:table-cell>
          <table:table-cell office:value-type="string" calcext:value-type="string">
            <text:p>198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0984" calcext:value-type="float">
            <text:p>7.1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35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344" meta:object-count="0"/>
    <meta:user-defined meta:name="AppVersion">3.0</meta:user-defined>
  </office:meta>
</office:document-meta>
</file>